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6a0c" officeooo:paragraph-rsid="001d6a0c"/>
    </style:style>
    <style:style style:name="T1" style:family="text">
      <style:text-properties officeooo:rsid="001f1e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<text:span text:style-name="T1">bc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4T13:15:01.274000000</meta:creation-date>
    <dc:date>2022-03-15T13:55:37.881000000</dc:date>
    <meta:editing-duration>PT23M27S</meta:editing-duration>
    <meta:editing-cycles>2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1" meta:word-count="1" meta:character-count="3" meta:non-whitespace-character-count="3"/>
  </office:meta>
</office:document-meta>
</file>